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2.1366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Jahr</text:p>
          </table:table-cell>
          <table:table-cell office:value-type="string">
            <text:p>Stadtquartier (historisch) (Code)</text:p>
          </table:table-cell>
          <table:table-cell office:value-type="string">
            <text:p>Stadtquartier (historisch) (Num)</text:p>
          </table:table-cell>
          <table:table-cell office:value-type="string">
            <text:p>Stadtquartier (historisch) (Name)</text:p>
          </table:table-cell>
          <table:table-cell office:value-type="string">
            <text:p>Altersjahr</text:p>
          </table:table-cell>
          <table:table-cell office:value-type="string">
            <text:p>5-Jahres-Altersgruppe</text:p>
          </table:table-cell>
          <table:table-cell office:value-type="string">
            <text:p>5-Jahres-Altersgruppe (Sort)</text:p>
          </table:table-cell>
          <table:table-cell office:value-type="string">
            <text:p>wirtschaftliche Bevölkerung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103">
            <text:p>103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105">
            <text:p>105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103">
            <text:p>103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105">
            <text:p>105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103">
            <text:p>103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104">
            <text:p>104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103">
            <text:p>103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04">
            <text:p>104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Wipkingen</text:p>
          </table:table-cell>
          <table:table-cell office:value-type="float" office:value="106">
            <text:p>106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104">
            <text:p>104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8">
            <text:p>98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101">
            <text:p>101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0">
            <text:p>0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">
            <text:p>1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">
            <text:p>2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">
            <text:p>3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">
            <text:p>4</text:p>
          </table:table-cell>
          <table:table-cell office:value-type="string">
            <text:p>0-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">
            <text:p>5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">
            <text:p>6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">
            <text:p>7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">
            <text:p>8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">
            <text:p>9</text:p>
          </table:table-cell>
          <table:table-cell office:value-type="string">
            <text:p>5-9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0">
            <text:p>10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1">
            <text:p>11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2">
            <text:p>12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3">
            <text:p>13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4">
            <text:p>14</text:p>
          </table:table-cell>
          <table:table-cell office:value-type="string">
            <text:p>10-14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5">
            <text:p>15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6">
            <text:p>16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7">
            <text:p>17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8">
            <text:p>18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9">
            <text:p>19</text:p>
          </table:table-cell>
          <table:table-cell office:value-type="string">
            <text:p>15-19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0">
            <text:p>20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1">
            <text:p>21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2">
            <text:p>22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3">
            <text:p>23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4">
            <text:p>24</text:p>
          </table:table-cell>
          <table:table-cell office:value-type="string">
            <text:p>20-24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5">
            <text:p>25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6">
            <text:p>26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7">
            <text:p>27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8">
            <text:p>28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29">
            <text:p>29</text:p>
          </table:table-cell>
          <table:table-cell office:value-type="string">
            <text:p>25-29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0">
            <text:p>30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1">
            <text:p>31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2">
            <text:p>32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3">
            <text:p>33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4">
            <text:p>34</text:p>
          </table:table-cell>
          <table:table-cell office:value-type="string">
            <text:p>30-34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5">
            <text:p>35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6">
            <text:p>36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7">
            <text:p>37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8">
            <text:p>38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9">
            <text:p>39</text:p>
          </table:table-cell>
          <table:table-cell office:value-type="string">
            <text:p>35-39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0">
            <text:p>40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1">
            <text:p>41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2">
            <text:p>42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3">
            <text:p>43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4">
            <text:p>44</text:p>
          </table:table-cell>
          <table:table-cell office:value-type="string">
            <text:p>40-44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5">
            <text:p>45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6">
            <text:p>46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7">
            <text:p>47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8">
            <text:p>48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49">
            <text:p>49</text:p>
          </table:table-cell>
          <table:table-cell office:value-type="string">
            <text:p>45-49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0">
            <text:p>50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1">
            <text:p>51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2">
            <text:p>52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3">
            <text:p>53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4">
            <text:p>54</text:p>
          </table:table-cell>
          <table:table-cell office:value-type="string">
            <text:p>50-54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5">
            <text:p>55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6">
            <text:p>56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7">
            <text:p>57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8">
            <text:p>58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59">
            <text:p>59</text:p>
          </table:table-cell>
          <table:table-cell office:value-type="string">
            <text:p>55-59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0">
            <text:p>60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1">
            <text:p>61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2">
            <text:p>62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3">
            <text:p>63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4">
            <text:p>64</text:p>
          </table:table-cell>
          <table:table-cell office:value-type="string">
            <text:p>60-64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5">
            <text:p>65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6">
            <text:p>66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7">
            <text:p>67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8">
            <text:p>68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69">
            <text:p>69</text:p>
          </table:table-cell>
          <table:table-cell office:value-type="string">
            <text:p>65-69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0">
            <text:p>70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1">
            <text:p>71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2">
            <text:p>72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3">
            <text:p>73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4">
            <text:p>74</text:p>
          </table:table-cell>
          <table:table-cell office:value-type="string">
            <text:p>70-74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5">
            <text:p>75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6">
            <text:p>76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7">
            <text:p>77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8">
            <text:p>78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79">
            <text:p>79</text:p>
          </table:table-cell>
          <table:table-cell office:value-type="string">
            <text:p>75-79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0">
            <text:p>80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1">
            <text:p>81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2">
            <text:p>82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3">
            <text:p>83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4">
            <text:p>84</text:p>
          </table:table-cell>
          <table:table-cell office:value-type="string">
            <text:p>80-8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5">
            <text:p>85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6">
            <text:p>86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7">
            <text:p>87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8">
            <text:p>88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89">
            <text:p>89</text:p>
          </table:table-cell>
          <table:table-cell office:value-type="string">
            <text:p>85-8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0">
            <text:p>90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1">
            <text:p>91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2">
            <text:p>92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3">
            <text:p>93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4">
            <text:p>94</text:p>
          </table:table-cell>
          <table:table-cell office:value-type="string">
            <text:p>90-9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5">
            <text:p>95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6">
            <text:p>96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7">
            <text:p>97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99">
            <text:p>99</text:p>
          </table:table-cell>
          <table:table-cell office:value-type="string">
            <text:p>95-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00">
            <text:p>100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102">
            <text:p>102</text:p>
          </table:table-cell>
          <table:table-cell office:value-type="string">
            <text:p>100 und meh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1">
          <table:table-cell office:value-type="float" office:value="11">
            <text:p>11</text:p>
          </table:table-cell>
          <table:table-cell table:formula="of:=SUMIF([Sheet1.B2:.B3431];[.A1];[Sheet1.H2:.H3431])" office:value-type="float" office:value="3164">
            <text:p>31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SUMIF([Sheet1.B3:.B3432];[.A2];[Sheet1.H3:.H3432])"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SUMIF([Sheet1.B4:.B3433];[.A3];[Sheet1.H4:.H3433])"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SUMIF([Sheet1.B5:.B3434];[.A4];[Sheet1.H5:.H3434])" office:value-type="float" office:value="799">
            <text:p>79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SUMIF([Sheet1.B6:.B3435];[.A5];[Sheet1.H6:.H3435])" office:value-type="float" office:value="16029">
            <text:p>1602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SUMIF([Sheet1.B7:.B3436];[.A6];[Sheet1.H7:.H3436])" office:value-type="float" office:value="5354">
            <text:p>535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SUMIF([Sheet1.B8:.B3437];[.A7];[Sheet1.H8:.H3437])" office:value-type="float" office:value="8702">
            <text:p>870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SUMIF([Sheet1.B9:.B3438];[.A8];[Sheet1.H9:.H3438])" office:value-type="float" office:value="16109">
            <text:p>1610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SUMIF([Sheet1.B10:.B3439];[.A9];[Sheet1.H10:.H3439])" office:value-type="float" office:value="10986">
            <text:p>1098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SUMIF([Sheet1.B11:.B3440];[.A10];[Sheet1.H11:.H3440])" office:value-type="float" office:value="20831">
            <text:p>2083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SUMIF([Sheet1.B12:.B3441];[.A11];[Sheet1.H12:.H3441])" office:value-type="float" office:value="4195">
            <text:p>419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SUMIF([Sheet1.B13:.B3442];[.A12];[Sheet1.H13:.H3442])" office:value-type="float" office:value="10560">
            <text:p>1056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SUMIF([Sheet1.B14:.B3443];[.A13];[Sheet1.H14:.H3443])" office:value-type="float" office:value="12994">
            <text:p>1299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SUMIF([Sheet1.B15:.B3444];[.A14];[Sheet1.H15:.H3444])" office:value-type="float" office:value="9824">
            <text:p>982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SUMIF([Sheet1.B16:.B3445];[.A15];[Sheet1.H16:.H3445])" office:value-type="float" office:value="3343">
            <text:p>334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SUMIF([Sheet1.B17:.B3446];[.A16];[Sheet1.H17:.H3446])" office:value-type="float" office:value="21442">
            <text:p>2144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SUMIF([Sheet1.B18:.B3447];[.A17];[Sheet1.H18:.H3447])" office:value-type="float" office:value="10308">
            <text:p>1030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SUMIF([Sheet1.B19:.B3448];[.A18];[Sheet1.H19:.H3448])" office:value-type="float" office:value="7779">
            <text:p>777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SUMIF([Sheet1.B20:.B3449];[.A19];[Sheet1.H20:.H3449])" office:value-type="float" office:value="10447">
            <text:p>1044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SUMIF([Sheet1.B21:.B3450];[.A20];[Sheet1.H21:.H3450])" office:value-type="float" office:value="7131">
            <text:p>71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SUMIF([Sheet1.B22:.B3451];[.A21];[Sheet1.H22:.H3451])" office:value-type="float" office:value="10246">
            <text:p>1024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SUMIF([Sheet1.B23:.B3452];[.A22];[Sheet1.H23:.H3452])" office:value-type="float" office:value="4916">
            <text:p>49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SUMIF([Sheet1.B24:.B3453];[.A23];[Sheet1.H24:.H3453])" office:value-type="float" office:value="5745">
            <text:p>574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SUMIF([Sheet1.B25:.B3454];[.A24];[Sheet1.H25:.H3454])" office:value-type="float" office:value="4783">
            <text:p>478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SUMIF([Sheet1.B26:.B3455];[.A25];[Sheet1.H26:.H3455])" office:value-type="float" office:value="18999">
            <text:p>1899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SUMIF([Sheet1.B27:.B3456];[.A26];[Sheet1.H27:.H3456])" office:value-type="float" office:value="31438">
            <text:p>3143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SUMIF([Sheet1.B28:.B3457];[.A27];[Sheet1.H28:.H3457])" office:value-type="float" office:value="21537">
            <text:p>2153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SUMIF([Sheet1.B29:.B3458];[.A28];[Sheet1.H29:.H3458])" office:value-type="float" office:value="15791">
            <text:p>1579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SUMIF([Sheet1.B30:.B3459];[.A29];[Sheet1.H30:.H3459])" office:value-type="float" office:value="24855">
            <text:p>2485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SUMIF([Sheet1.B31:.B3460];[.A30];[Sheet1.H31:.H3460])" office:value-type="float" office:value="21331">
            <text:p>2133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SUMIF([Sheet1.B32:.B3461];[.A31];[Sheet1.H32:.H3461])" office:value-type="float" office:value="23310">
            <text:p>2331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SUMIF([Sheet1.B33:.B3462];[.A32];[Sheet1.H33:.H3462])" office:value-type="float" office:value="7118">
            <text:p>711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SUMIF([Sheet1.B34:.B3463];[.A33];[Sheet1.H34:.H3463])" office:value-type="float" office:value="10934">
            <text:p>1093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SUMIF([Sheet1.B35:.B3464];[.A34];[Sheet1.H35:.H3464])" office:value-type="float" office:value="11404">
            <text:p>11404</text:p>
          </table:table-cell>
          <table:table-cell/>
        </table:table-row>
        <table:table-row table:style-name="ro1">
          <table:table-cell/>
          <table:table-cell table:formula="of:=SUM([.B1:.B34])" office:value-type="float" office:value="394012">
            <text:p>394012</text:p>
          </table:table-cell>
          <table:table-cell table:formula="of:=SUM([Sheet1.H1:.H9999])" office:value-type="float" office:value="394012">
            <text:p>394012</text:p>
          </table:table-cell>
        </table:table-row>
      </table:table>
      <table:named-expressions/>
      <table:database-ranges>
        <table:database-range table:name="__Anonymous_Sheet_DB__1" table:target-range-address="Sheet2.A1:Sheet2.A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1T23:27:19</dc:date>
    <dc:creator>Oleg </dc:creator>
    <meta:document-statistic meta:table-count="2" meta:cell-count="27518" meta:object-count="0"/>
    <meta:generator>LibreOffice/3.6$Linux_X86_64 LibreOffice_project/360m1$Build-2</meta:generator>
  </office:meta>
</office:document-meta>
</file>